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bjIterator.has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bj.findNearestAncestorFObj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bj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bjIterator.set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bj.getMa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Iterator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bj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Iterator.firs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bj.getForeig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bj.isBlockItem( String nsURI , String l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bj.gatherContextInfo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bj.addChildNode( FONode 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bj.FObj( FONode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bj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bj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addMarker( Marker mark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bj.notifyChildRemoval( FO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bj.clone( FONode parent , boolean removeChildr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bj.addChildTo( FONode child , FObj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hasMark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Iterator.add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bj.isBlockOrInlineItem( String nsURI , String 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ChildNodes( FONode child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bjIterator.remo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bj.isInlineItem( String nsURI , String l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bj.processNode( String elementName , Locator locator , Attributes attlist ,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bj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addForeignAttribute( QName attribute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bj.removeChild( FONode chi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bj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IsOutOfLineFODescend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PropertyMakerFo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Iterator.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clear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findAncestor( int ancesto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bj.addExtensionAttachment( ExtensionAttachment attach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bjIterator.previou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Extension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bjIterator.FObjIterator( FObj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bj.isNeutralItem( String nsURI , String l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bjIterator.last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bj.hasExtension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bj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checkId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bjIterato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Iterator.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bj.createPropertyList( PropertyList parent , FOEventHandler foEv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neratesReferen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has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.getContextInfoAl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